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30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31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<text:soft-page-break/>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93999791443203826" text:style-name="L1">
        <text:list-item>
          <text:p text:style-name="P29">Create new feature out of your old ones</text:p>
        </text:list-item>
        <text:list-item>
          <text:p text:style-name="P29">Convert feature</text:p>
        </text:list-item>
        <text:list-item>
          <text:p text:style-name="P29">Complete feature</text:p>
        </text:list-item>
        <text:list-item>
          <text:p text:style-name="P29">Complete and convert feature</text:p>
        </text:list-item>
        <text:list-item>
          <text:p text:style-name="P29">Drop features</text:p>
        </text:list-item>
        <text:list-item>
          <text:p text:style-name="P29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</text:span><text:soft-page-break/><text:span text:style-name="T16">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30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/>
      <text:p text:style-name="P28">Dropping a feature</text:p>
      <text:p text:style-name="P28"/>
      <text:p text:style-name="P31">dataFrame <text:s/>= dataFrame.drop(['ColumnName'], axis=1)</text:p>
      <text:p text:style-name="P32"/>
      <text:p text:style-name="P33"><text:soft-page-break/>Creating a feature based on regex of a column value</text:p>
      <text:p text:style-name="P33">dataFrame['NewFeature'] = dataFrame.oldFeature.str.extract('REXEX', expand = False)</text:p>
      <text:p text:style-name="P33">data_df['Title'] = data_df.Name.str.extract(' ([A-Za-z]+)\.', expand=False)</text:p>
      <text:p text:style-name="P33"/>
      <text:p text:style-name="P35"><text:span text:style-name="T24">Cross Tabulation </text:span>- <text:span text:style-name="T23">Cross tabulation is used to analyse relationship between multiple variables</text:span>- </text:p>
      <text:p text:style-name="P34">pd.crosstab(dataFrame['ColumnName1'], dataFrame['ColumnName2'])</text:p>
      <text:p text:style-name="P34"/>
      <text:p text:style-name="P37">Reducing the features of a particular column by clubbing various to a new class and merging with predefined classes.</text:p>
      <text:p text:style-name="P36"/>
      <text:p text:style-name="P37">Use dataFrame.replace(['ColumnValueToBeReplaced1, CVTBR2, ...'], <text:s/>ReplacementValue)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2-24T00:03:19.916047816</dc:date>
    <meta:editing-duration>P1DT21H50M19S</meta:editing-duration>
    <meta:editing-cycles>92</meta:editing-cycles>
    <meta:generator>LibreOffice/4.4.6.3$Linux_X86_64 LibreOffice_project/40m0$Build-3</meta:generator>
    <meta:document-statistic meta:table-count="0" meta:image-count="0" meta:object-count="0" meta:page-count="4" meta:paragraph-count="111" meta:word-count="1013" meta:character-count="6854" meta:non-whitespace-character-count="5850"/>
  </office:meta>
</office:document-meta>
</file>